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873" officeooo:paragraph-rsid="0018d873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opacity="7%"/>
    </style:style>
    <style:style style:name="P5" style:family="paragraph">
      <loext:graphic-properties draw:opacity="10%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dddddd" draw:opacity="100%"/>
      <style:paragraph-properties fo:text-align="center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opacity="10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33% 58%" fo:font-size="7pt" style:font-size-asian="7pt" style:font-size-complex="7pt"/>
    </style:style>
    <style:style style:name="T3" style:family="text">
      <style:text-properties style:text-position="-33% 58%" fo:font-size="8pt" style:font-size-asian="8pt" style:font-size-complex="8pt"/>
    </style:style>
    <style:style style:name="T4" style:family="text">
      <style:text-properties style:text-position="0% 100%" fo:font-size="8pt" style:font-size-asian="8pt" style:font-size-complex="8pt"/>
    </style:style>
    <style:style style:name="gr1" style:family="graphic">
      <style:graphic-properties svg:stroke-color="#b2b2b2" draw:fill-color="#ffffff" draw:textarea-horizontal-align="justify" draw:textarea-vertical-align="middle" draw:auto-grow-height="false" fo:min-height="1.4854in" fo:min-width="1.7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" draw:marker-end="Arrow_20_concav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opacity="7%" draw:textarea-horizontal-align="justify" draw:textarea-vertical-align="middle" draw:auto-grow-height="false" fo:min-height="0.2602in" fo:min-width="1.2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opacity="10%" draw:textarea-horizontal-align="justify" draw:textarea-vertical-align="middle" draw:auto-grow-height="false" fo:min-height="0.5638in" fo:min-width="1.9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cccccc" draw:opacity="0%" draw:textarea-horizontal-align="justify" draw:textarea-vertical-align="middle" draw:auto-grow-height="false" fo:min-height="1.4799in" fo:min-width="1.7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331a" draw:marker-start="Circle" svg:stroke-opacity="40%" draw:fill-color="#dddddd" draw:opacity="10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331a" draw:marker-start="Circle" svg:stroke-opacity="4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1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opacity="10%" draw:textarea-horizontal-align="justify" draw:textarea-vertical-align="middle" draw:auto-grow-height="false" fo:min-height="1.4909in" fo:min-width="1.72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2" draw:style-name="gr1" draw:text-style-name="P2" svg:width="2.228in" svg:height="1.9795in" svg:x="0.1736in" svg:y="0.0717in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2" draw:name="Shape3" draw:style-name="gr3" draw:text-style-name="P4" svg:width="2.228in" svg:height="0.4732in" svg:x="0.1736in" svg:y="0.889in"><text:p/><draw:enhanced-geometry svg:viewBox="0 0 21600 21600" draw:glue-points="?f6 0 10800 ?f8 ?f11 10800 ?f9 21600 10800 ?f10 ?f5 10800" draw:text-areas="?f3 ?f3 ?f4 ?f4" draw:type="parallelogram" draw:modifiers="4893.4870676223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Shape4" draw:style-name="gr4" draw:text-style-name="P5" svg:width="1.9795in" svg:height="0.5642in" draw:transform="rotate (1.5709708597201) translate (1.02361111111111in 2.05069444444444in)"><text:p/>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4" draw:name="Shape5" draw:style-name="gr12" draw:text-style-name="P10" svg:width="1.7232in" svg:height="1.4913in" svg:x="0.4465in" svg:y="0.3035in"><text:p/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6" svg:width="1.7307in" svg:height="1.4803in" svg:x="0.6709in" svg:y="0.0717in"><text:p/><draw:enhanced-geometry svg:viewBox="0 0 21600 21600" draw:type="rectangle" draw:enhanced-path="M 0 0 L 21600 0 21600 21600 0 21600 0 0 Z N"/></draw:custom-shape><draw:line text:anchor-type="paragraph" draw:z-index="5" draw:name="Shape6" draw:style-name="gr6" draw:text-style-name="P3" svg:x1="0.4465in" svg:y1="1.1047in" svg:x2="2.1693in" svg:y2="1.1047in"><text:p/></draw:line><draw:line text:anchor-type="paragraph" draw:z-index="6" draw:name="Shape7" draw:style-name="gr6" draw:text-style-name="P3" svg:x1="1.3193in" svg:y1="0.3035in" svg:x2="1.3193in" svg:y2="1.7945in"><text:p/></draw:line><draw:line text:anchor-type="paragraph" draw:z-index="1" draw:name="Shape8" draw:style-name="gr2" draw:text-style-name="P3" svg:x1="1.7264in" svg:y1="0.011in" svg:x2="0.4665in" svg:y2="2.2126in"><text:p/></draw:line><draw:line text:anchor-type="paragraph" draw:z-index="7" draw:name="Shape9" draw:style-name="gr7" draw:text-style-name="P7" svg:x1="1.4126in" svg:y1="0.4354in" svg:x2="2.7028in" svg:y2="0.4209in"><text:p/></draw:line><draw:line text:anchor-type="paragraph" draw:z-index="8" draw:name="Shape9" draw:style-name="gr8" draw:text-style-name="P3" svg:x1="1.1598in" svg:y1="0.9165in" svg:x2="1.1598in" svg:y2="2.1276in"><text:p/></draw:line><draw:line text:anchor-type="paragraph" draw:z-index="9" draw:name="Shape9" draw:style-name="gr8" draw:text-style-name="P3" svg:x1="0.9827in" svg:y1="1.1929in" svg:x2="2.7193in" svg:y2="1.1929in"><text:p/></draw:line><draw:frame text:anchor-type="paragraph" draw:z-index="11" draw:name="Shape10" draw:style-name="gr10" draw:text-style-name="P9" svg:width="0.8059in" svg:height="0.3094in" svg:x="2.572in" svg:y="1.2201in"><draw:text-box><text:p><text:span text:style-name="T1">p</text:span><text:span text:style-name="T2">xz</text:span><text:span text:style-name="T1"> out of box</text:span><text:span text:style-name="T3">xyz </text:span><text:span text:style-name="T4">, </text:span></text:p><text:p><text:span text:style-name="T4">in box'</text:span><text:span text:style-name="T3">xyz</text:span></text:p></draw:text-box></draw:frame><draw:frame text:anchor-type="paragraph" draw:z-index="12" draw:name="Shape10" draw:style-name="gr9" draw:text-style-name="P9" svg:width="0.7413in" svg:height="0.1551in" svg:x="1.1835in" svg:y="2.0992in"><draw:text-box><text:p text:style-name="P8"><text:span text:style-name="T1">p</text:span><text:span text:style-name="T2">yz</text:span><text:span text:style-name="T1"> in box</text:span><text:span text:style-name="T3">xyz</text:span></text:p></draw:text-box></draw:frame><draw:frame text:anchor-type="paragraph" draw:z-index="13" draw:name="Shape10" draw:style-name="gr11" draw:text-style-name="P9" svg:width="2.1598in" svg:height="0.1551in" svg:x="0.2862in" svg:y="2.272in"><draw:text-box><text:p text:style-name="P8"><text:span text:style-name="T1">May be more</text:span><text:span text:style-name="T1"> in box'</text:span><text:span text:style-name="T3">xyz</text:span></text:p></draw:text-box></draw:frame><draw:frame text:anchor-type="paragraph" draw:z-index="10" draw:name="Shape10" draw:style-name="gr9" draw:text-style-name="P9" svg:width="0.7413in" svg:height="0.1449in" svg:x="2.572in" svg:y="0.4354in"><draw:text-box><text:p text:style-name="P8"><text:span text:style-name="T1">texture(P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0:26:55.947837308</meta:creation-date>
    <dc:date>2020-08-14T11:19:42.050611881</dc:date>
    <meta:editing-duration>PT42M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